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LLCA CALVO,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112524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1173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ILLCA CALVO, WAL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1252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AREJA MONTERROSO, SHIRLEY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1829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0/2021</text:p>
          </table:table-cell>
          <table:table-cell table:style-name="Tabla2.A2" office:value-type="string">
            <text:p text:style-name="P7">5991148</text:p>
          </table:table-cell>
          <table:table-cell table:style-name="Tabla2.A2" office:value-type="string">
            <text:p text:style-name="P7">10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LE QUEDA A FAVOR S/45.00 SO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18:11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